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2.00pt" fo:font-weight="normal" fo:font-family="Arial" style:font-family-asian="Arial" style:font-family-complex="Arial" fo:background-color="transparent" fo:color="#0d0a0b"/>
    </style:style>
    <style:style style:name="T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2.00pt" fo:font-weight="normal" fo:font-family="Arial" style:font-family-asian="Arial" style:font-family-complex="Arial" fo:background-color="transparent" fo:color="#171717"/>
    </style:style>
    <style:style style:name="T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2.00pt" fo:font-weight="normal" fo:font-family="Arial" style:font-family-asian="Arial" style:font-family-complex="Arial" fo:background-color="transparent" fo:color="#171717"/>
    </style:style>
    <style:style style:name="T1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2.00pt" fo:font-weight="normal" fo:font-family="Arial" style:font-family-asian="Arial" style:font-family-complex="Arial" fo:background-color="transparent" fo:color="#171717"/>
    </style:style>
    <style:style style:name="T15" style:family="text">
      <style:text-properties fo:font-size="12.00pt" fo:font-weight="normal" fo:font-family="Arial" style:font-family-asian="Arial" style:font-family-complex="Arial" fo:background-color="transparent" fo:color="#171717"/>
    </style:style>
    <style:style style:name="T16" style:family="text">
      <style:text-properties fo:font-size="12.00pt" fo:font-weight="normal" fo:font-family="Arial" style:font-family-asian="Arial" style:font-family-complex="Arial" fo:background-color="transparent" fo:color="#171717"/>
    </style:style>
    <style:style style:name="T17" style:family="text">
      <style:text-properties fo:font-size="11.25pt" fo:font-weight="normal" fo:font-family="''Open Sans', sans-serif'" style:font-family-asian="''Open Sans', sans-serif'" style:font-family-complex="''Open Sans', sans-serif'" fo:background-color="transparent" fo:color="#0d0a0b"/>
    </style:style>
    <style:style style:name="T1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2.00pt" fo:font-weight="normal" fo:font-family="Arial" style:font-family-asian="Arial" style:font-family-complex="Arial" fo:background-color="transparent" fo:color="#0d0a0b"/>
    </style:style>
    <style:style style:name="T2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2.00pt" fo:font-weight="normal" fo:font-family="Arial" style:font-family-asian="Arial" style:font-family-complex="Arial" fo:background-color="transparent" fo:color="#0d0a0b"/>
    </style:style>
    <style:style style:name="T2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2.00pt" fo:font-weight="normal" fo:font-family="Arial" style:font-family-asian="Arial" style:font-family-complex="Arial" fo:background-color="transparent" fo:color="#0d0a0b"/>
    </style:style>
    <style:style style:name="T30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d0a0b"/>
    </style:style>
    <style:style style:name="T31" style:family="text">
      <style:text-properties fo:font-size="12.00pt" fo:font-weight="normal" fo:font-family="Arial" style:font-family-asian="Arial" style:font-family-complex="Arial" fo:background-color="transparent" fo:color="#0d0a0b"/>
    </style:style>
    <style:style style:name="T32" style:family="text">
      <style:text-properties fo:font-size="11.25pt" fo:font-weight="normal" fo:font-family="''Open Sans', sans-serif'" style:font-family-asian="''Open Sans', sans-serif'" style:font-family-complex="''Open Sans', sans-serif'" fo:background-color="transparent" fo:color="#000000"/>
    </style:style>
    <style:style style:name="T33" style:family="text">
      <style:text-properties fo:font-size="11.25pt" fo:font-weight="normal" fo:font-family="''Open Sans', sans-serif'" style:font-family-asian="''Open Sans', sans-serif'" style:font-family-complex="''Open Sans', sans-serif'" fo:background-color="transparent" fo:color="#0d0a0b"/>
    </style:style>
    <style:style style:name="T34" style:family="text">
      <style:text-properties fo:font-size="11.25pt" fo:font-weight="normal" style:text-underline-mode="continuous" style:text-underline-type="single" style:text-underline-style="solid" style:text-underline-width="normal" fo:font-family="''Open Sans', sans-serif'" style:font-family-asian="''Open Sans', sans-serif'" style:font-family-complex="''Open Sans', sans-serif'" fo:background-color="transparent" fo:color="#0d0a0b"/>
    </style:style>
    <style:style style:name="T35" style:family="text">
      <style:text-properties fo:font-size="11.25pt" fo:font-weight="normal" fo:font-family="''Open Sans', sans-serif'" style:font-family-asian="''Open Sans', sans-serif'" style:font-family-complex="''Open Sans', sans-serif'" fo:background-color="transparent" fo:color="#0d0a0b"/>
    </style:style>
    <style:style style:name="T36" style:family="text">
      <style:text-properties fo:font-size="11.25pt" fo:font-weight="normal" style:text-underline-mode="continuous" style:text-underline-type="single" style:text-underline-style="solid" style:text-underline-width="normal" fo:font-family="''Open Sans', sans-serif'" style:font-family-asian="''Open Sans', sans-serif'" style:font-family-complex="''Open Sans', sans-serif'" fo:background-color="transparent" fo:color="#0d0a0b"/>
    </style:style>
    <style:style style:name="T37" style:family="text">
      <style:text-properties fo:font-size="11.25pt" fo:font-weight="normal" fo:font-family="''Open Sans', sans-serif'" style:font-family-asian="''Open Sans', sans-serif'" style:font-family-complex="''Open Sans', sans-serif'" fo:background-color="transparent" fo:color="#0d0a0b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25pt" fo:font-weight="bold" fo:font-family="Arial" style:font-family-asian="Arial" style:font-family-complex="Arial" fo:background-color="transparent" fo:color="#0d0a0b"/>
    </style:style>
    <style:style style:name="T40" style:family="text">
      <style:text-properties fo:font-size="11.25pt" fo:font-weight="normal" fo:font-family="''Open Sans', sans-serif'" style:font-family-asian="''Open Sans', sans-serif'" style:font-family-complex="''Open Sans', sans-serif'" fo:background-color="transparent" fo:color="#0d0a0b"/>
    </style:style>
    <style:style style:name="T41" style:family="text">
      <style:text-properties fo:font-size="12.00pt" fo:font-weight="normal" fo:font-family="Arial" style:font-family-asian="Arial" style:font-family-complex="Arial" fo:background-color="transparent" fo:color="#0d0a0b"/>
    </style:style>
    <style:style style:name="T42" style:family="text">
      <style:text-properties fo:font-size="11.25pt" fo:font-weight="normal" fo:font-family="''Open Sans', sans-serif'" style:font-family-asian="''Open Sans', sans-serif'" style:font-family-complex="''Open Sans', sans-serif'" fo:background-color="transparent" fo:color="#0d0a0b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text:list-style style:name="L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" style:family="paragraph">
      <style:paragraph-properties fo:line-height="100.00%" fo:text-align="left" fo:margin-left="-18.00pt" fo:text-indent="18.00pt"/>
    </style:style>
    <style:style style:name="P3" style:family="paragraph">
      <style:paragraph-properties fo:line-height="100.00%" fo:text-align="left"/>
    </style:style>
    <text:list-style style:name="L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 fo:margin-left="-18.00pt" fo:text-indent="18.00pt"/>
    </style:style>
    <style:style style:name="P5" style:family="paragraph">
      <style:paragraph-properties fo:line-height="100.00%" fo:text-align="left"/>
    </style:style>
    <text:list-style style:name="L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 fo:margin-left="-18.00pt" fo:text-indent="18.00pt"/>
    </style:style>
    <style:style style:name="P7" style:family="paragraph">
      <style:paragraph-properties fo:line-height="100.00%" fo:text-align="left"/>
    </style:style>
    <text:list-style style:name="L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 fo:margin-left="-18.00pt" fo:text-indent="18.00pt"/>
    </style:style>
    <style:style style:name="P9" style:family="paragraph">
      <style:paragraph-properties fo:line-height="100.00%" fo:text-align="left"/>
    </style:style>
    <text:list-style style:name="L1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0" style:family="paragraph">
      <style:paragraph-properties fo:line-height="100.00%" fo:text-align="left" fo:margin-left="-18.00pt" fo:text-indent="18.00pt"/>
    </style:style>
    <style:style style:name="P11" style:family="paragraph">
      <style:paragraph-properties fo:line-height="100.00%" fo:text-align="left"/>
    </style:style>
    <text:list-style style:name="L1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2" style:family="paragraph">
      <style:paragraph-properties fo:line-height="100.00%" fo:text-align="left" fo:margin-left="-18.00pt" fo:text-indent="18.00pt"/>
    </style:style>
    <style:style style:name="P13" style:family="paragraph">
      <style:paragraph-properties fo:line-height="100.00%" fo:text-align="left"/>
    </style:style>
    <text:list-style style:name="L1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4" style:family="paragraph">
      <style:paragraph-properties fo:line-height="100.00%" fo:text-align="left" fo:margin-left="-18.00pt" fo:text-indent="18.00pt"/>
    </style:style>
    <style:style style:name="P15" style:family="paragraph">
      <style:paragraph-properties fo:line-height="100.00%" fo:text-align="left"/>
    </style:style>
    <text:list-style style:name="L1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6" style:family="paragraph">
      <style:paragraph-properties fo:line-height="100.00%" fo:text-align="left" fo:margin-left="-18.00pt" fo:text-indent="18.00pt"/>
    </style:style>
    <style:style style:name="P17" style:family="paragraph">
      <style:paragraph-properties fo:line-height="100.00%" fo:text-align="left"/>
    </style:style>
    <text:list-style style:name="L1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8" style:family="paragraph">
      <style:paragraph-properties fo:line-height="100.00%" fo:text-align="left" fo:margin-left="-18.00pt" fo:text-indent="18.00pt"/>
    </style:style>
    <style:style style:name="P19" style:family="paragraph">
      <style:paragraph-properties fo:line-height="100.00%" fo:text-align="left"/>
    </style:style>
    <text:list-style style:name="L2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left" fo:margin-left="-18.00pt" fo:text-indent="18.00pt"/>
    </style:style>
    <style:style style:name="P21" style:family="paragraph">
      <style:paragraph-properties fo:line-height="100.00%" fo:text-align="left"/>
    </style:style>
  </office:automatic-styles>
  <office:body>
    <office:text>
      <text:p text:style-name="P1"><text:span text:style-name="T1">Application and IDE to Install</text:span></text:p>
      <text:p text:style-name="P1"><text:span text:style-name="T2"/></text:p>
      <text:list text:style-name="L2">
        <text:list-item>
          <text:p text:style-name="P2"><text:span text:style-name="T3">Visual Studio<text:s text:c="2"/>2019<text:s/></text:span><text:span text:style-name="T4">Community<text:s/></text:span><text:span text:style-name="T5">-<text:s/></text:span><text:a xlink:href="https://visualstudio.microsoft.com"><text:span text:style-name="T6">https://visualstudio.microsoft.com</text:span></text:a><text:span text:style-name="T7"><text:s/></text:span><text:span text:style-name="T8">(required)</text:span><text:span text:style-name="T9"/></text:p>
        </text:list-item>
      </text:list>
      <text:p text:style-name="P3"><text:span text:style-name="T9"/></text:p>
      <text:list text:style-name="L4">
        <text:list-item>
          <text:p text:style-name="P4"><text:span text:style-name="T9">Choose<text:s/></text:span><text:span text:style-name="T10">ASP.NET</text:span><text:span text:style-name="T11"><text:s/>and<text:s/></text:span><text:span text:style-name="T12">ASP.NET Core in VS loading stage</text:span></text:p>
        </text:list-item>
      </text:list>
      <text:p text:style-name="P5"><text:span text:style-name="T12"/></text:p>
      <text:list text:style-name="L6">
        <text:list-item>
          <text:p text:style-name="P6"><text:span text:style-name="T13">Choose<text:s/></text:span><text:span text:style-name="T14"> ASP.NET Core 3.0<text:s/></text:span><text:span text:style-name="T15">in VS loading stage</text:span><text:span text:style-name="T16"/></text:p>
        </text:list-item>
      </text:list>
      <text:p text:style-name="P7"><text:span text:style-name="T16"/></text:p>
      <text:list text:style-name="L8">
        <text:list-item>
          <text:p text:style-name="P8"><text:span text:style-name="T17">Git</text:span></text:p>
        </text:list-item>
        <text:list-item>
          <text:p text:style-name="P8"><text:span text:style-name="T17"/></text:p>
        </text:list-item>
        <text:list-item>
          <text:p text:style-name="P8"><text:span text:style-name="T18">Web Compiler -<text:s/></text:span><text:a xlink:href="https://marketplace.visualstudio.com/items?itemName=MadsKristensen.WebCompiler"><text:span text:style-name="T19">https://marketplace.visualstudio.com/items?itemName=MadsKristensen.WebCompiler</text:span></text:a><text:span text:style-name="T20"><text:s/></text:span><text:span text:style-name="T21">(required)</text:span><text:span text:style-name="T22"/></text:p>
        </text:list-item>
      </text:list>
      <text:p text:style-name="P9"><text:span text:style-name="T22"/></text:p>
      <text:list text:style-name="L10">
        <text:list-item>
          <text:p text:style-name="P10"><text:span text:style-name="T22">Bundler &amp; Minifier-<text:s/></text:span><text:a xlink:href="https://marketplace.visualstudio.com/items?itemName=MadsKristensen.BundlerMinifie"><text:span text:style-name="T23">https://marketplace.visualstudio.com/items?itemName=MadsKristensen.BundlerMinifie</text:span></text:a><text:span text:style-name="T24"/></text:p>
        </text:list-item>
      </text:list>
      <text:p text:style-name="P11"><text:span text:style-name="T24"/></text:p>
      <text:list text:style-name="L12">
        <text:list-item>
          <text:p text:style-name="P12"><text:span text:style-name="T24">PgADmin 4 -<text:s/></text:span><text:a xlink:href="https://www.pgadmin.org/download/pgadmin-4-windows/"><text:span text:style-name="T25">https://www.pgadmin.org/download/pgadmin-4-windows/</text:span></text:a><text:span text:style-name="T26"><text:s/></text:span><text:span text:style-name="T27">(required)</text:span><text:span text:style-name="T28"/></text:p>
        </text:list-item>
      </text:list>
      <text:p text:style-name="P13"><text:span text:style-name="T28"/></text:p>
      <text:list text:style-name="L14">
        <text:list-item>
          <text:p text:style-name="P14"><text:span text:style-name="T29">PostgreSQL -<text:s/></text:span><text:a xlink:href="https://www.postgresql.org/download/"><text:span text:style-name="T30">https://www.postgresql.org/download/</text:span></text:a><text:span text:style-name="T31"><text:s/>(required)</text:span></text:p>
        </text:list-item>
      </text:list>
      <text:p text:style-name="P15"><text:span text:style-name="T31"/></text:p>
      <text:list text:style-name="L16">
        <text:list-item>
          <text:p text:style-name="P16"><text:span text:style-name="T32">WinMerge</text:span><text:span text:style-name="T33"><text:s/>-<text:s/></text:span><text:a xlink:href="https://winmerge.org/"><text:span text:style-name="T34">https://winmerge.org/</text:span></text:a><text:span text:style-name="T35"/></text:p>
        </text:list-item>
      </text:list>
      <text:p text:style-name="P17"><text:span text:style-name="T35"/></text:p>
      <text:list text:style-name="L18">
        <text:list-item>
          <text:p text:style-name="P18"><text:span text:style-name="T35">ReSharper -</text:span><text:a xlink:href="https://www.jetbrains.com/resharper/"><text:span text:style-name="T36">https://www.jetbrains.com/resharper/</text:span></text:a><text:span text:style-name="T37"/></text:p>
        </text:list-item>
      </text:list>
      <text:p text:style-name="P19"><text:span text:style-name="T37"/></text:p>
      <text:list text:style-name="L20">
        <text:list-item>
          <text:p text:style-name="P20"><text:span text:style-name="T37">SourceTree or gitKraken</text:span></text:p>
        </text:list-item>
      </text:list>
      <text:p text:style-name="P21"><text:span text:style-name="T38"/></text:p>
      <text:p text:style-name="P21"><text:span text:style-name="T39">After the installations are finished:</text:span></text:p>
      <text:p text:style-name="P21"><text:span text:style-name="T40">SourceTree is used to pull projects from gitlab and github repositories and marge commitments.</text:span></text:p>
      <text:p text:style-name="P21"><text:span text:style-name="T40">Create an account with SourceTree bit bucket.</text:span></text:p>
      <text:p text:style-name="P21"><text:span text:style-name="T40">Click on the clone button on the application.</text:span></text:p>
      <text:p text:style-name="P21"><text:span text:style-name="T40">Copy and paste the project clone url.</text:span></text:p>
      <text:p text:style-name="P21"><text:span text:style-name="T40">Create a " work" folder in disk C. Select "work" folder as project folder.</text:span></text:p>
      <text:p text:style-name="P21"><text:span text:style-name="T40">After the clone operation is finished, open the project with<text:s/></text:span><text:span text:style-name="T41">Visual Studio<text:s text:c="2"/>2019</text:span><text:span text:style-name="T42">.</text:span></text:p>
      <text:p text:style-name="P21"><text:span text:style-name="T43"/></text:p>
      <text:p text:style-name="P21"><text:span text:style-name="T4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